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6.376in" svg:y="0.8331in">
            <draw:object draw:notify-on-update-of-ranges="Flags_Compilation.A6:Flags_Compilation.A6 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ce32"/>
        <table:table-column table:style-name="co9" table:default-cell-style-name="Default"/>
        <table:table-column table:style-name="co6" table:number-columns-repeated="2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42" table:number-columns-spanned="2" table:number-rows-spanned="1"/>
          <table:covered-table-cell table:style-name="ce4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Ofast</text:p>
          </table:table-cell>
          <table:table-cell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number-columns-repeated="5"/>
        </table:table-row>
        <table:table-row table:style-name="ro3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mavx2</text:p>
          </table:table-cell>
          <table:table-cell office:value-type="string" calcext:value-type="string" table:number-columns-spanned="2" table:number-rows-spanned="1">
            <text:p>vectorisation de loop dans le code</text:p>
          </table:table-cell>
          <table:covered-table-cell/>
          <table:table-cell table:number-columns-repeated="5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4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3:39:13.210239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29T15:27:22.836364440</dc:date>
    <meta:editing-duration>PT11H18M31S</meta:editing-duration>
    <meta:editing-cycles>77</meta:editing-cycles>
    <meta:generator>LibreOffice/6.4.7.2$Linux_X86_64 LibreOffice_project/40$Build-2</meta:generator>
    <meta:document-statistic meta:table-count="2" meta:cell-count="19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21cm" svg:y="-0.531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68cm" svg:y="3.688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6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3cm" svg:y="4.017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65cm" svg:y="3.839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